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margin-top="0cm" fo:margin-bottom="0.423cm" style:contextual-spacing="false" fo:text-indent="0cm" style:auto-text-indent="false"/>
      <style:text-properties fo:font-size="10pt" style:font-size-asian="10pt" style:font-size-complex="10pt"/>
    </style:style>
    <style:style style:name="P2" style:family="paragraph" style:parent-style-name="Text_20_body" style:list-style-name="L1">
      <style:paragraph-properties fo:margin-left="0cm" fo:margin-right="0cm" fo:margin-top="0cm" fo:margin-bottom="0.423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423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.423cm" style:contextual-spacing="false" fo:text-indent="0cm" style:auto-text-indent="false"/>
      <style:text-properties officeooo:rsid="001b85ef" officeooo:paragraph-rsid="001b85ef"/>
    </style:style>
    <style:style style:name="P5" style:family="paragraph" style:parent-style-name="Text_20_body">
      <style:paragraph-properties fo:margin-left="0cm" fo:margin-right="0cm" fo:margin-top="0.423cm" fo:margin-bottom="0.423cm" style:contextual-spacing="false" fo:text-indent="0cm" style:auto-text-indent="false"/>
      <style:text-properties fo:font-size="10pt" style:font-size-asian="10pt" style:font-size-complex="10pt"/>
    </style:style>
    <style:style style:name="P6" style:family="paragraph" style:parent-style-name="Text_20_body">
      <style:paragraph-properties fo:margin-left="0cm" fo:margin-right="0cm" fo:margin-top="0cm" fo:margin-bottom="0.423cm" style:contextual-spacing="false" fo:text-indent="0cm" style:auto-text-indent="false"/>
      <style:text-properties fo:font-size="10pt" style:font-size-asian="10pt" style:font-size-complex="10pt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0pt" style:font-size-asian="10pt" style:font-size-complex="10pt"/>
    </style:style>
    <style:style style:name="P8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fo:font-size="10pt" style:font-size-asian="10pt" style:font-size-complex="10pt"/>
    </style:style>
    <style:style style:name="P9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0pt" style:font-size-asian="10pt" style:font-size-complex="10pt"/>
    </style:style>
    <style:style style:name="P10" style:family="paragraph" style:parent-style-name="Text_20_body" style:list-style-name="L3">
      <style:paragraph-properties fo:margin-left="0cm" fo:margin-right="0cm" fo:text-indent="0cm" style:auto-text-indent="false" fo:padding="0cm" fo:border="none"/>
      <style:text-properties fo:font-size="10pt" style:font-size-asian="10pt" style:font-size-complex="10pt"/>
    </style:style>
    <style:style style:name="P11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0pt" style:font-size-asian="10pt" style:font-size-complex="10pt"/>
    </style:style>
    <style:style style:name="P12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fo:font-size="10pt" style:font-size-asian="10pt" style:font-size-complex="10pt"/>
    </style:style>
    <style:style style:name="P13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0pt" style:font-size-asian="10pt" style:font-size-complex="10pt"/>
    </style:style>
    <style:style style:name="P14" style:family="paragraph" style:parent-style-name="Text_20_body" style:list-style-name="L5">
      <style:paragraph-properties fo:margin-left="0cm" fo:margin-right="0cm" fo:text-indent="0cm" style:auto-text-indent="false" fo:padding="0cm" fo:border="none"/>
      <style:text-properties fo:font-size="10pt" style:font-size-asian="10pt" style:font-size-complex="10pt"/>
    </style:style>
    <style:style style:name="P15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0pt" style:font-size-asian="10pt" style:font-size-complex="10pt"/>
    </style:style>
    <style:style style:name="P16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fo:font-size="10pt" style:font-size-asian="10pt" style:font-size-complex="10pt"/>
    </style:style>
    <style:style style:name="P17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0pt" style:font-size-asian="10pt" style:font-size-complex="10pt"/>
    </style:style>
    <style:style style:name="P18" style:family="paragraph" style:parent-style-name="Text_20_body" style:list-style-name="L7">
      <style:paragraph-properties fo:margin-left="0cm" fo:margin-right="0cm" fo:text-indent="0cm" style:auto-text-indent="false" fo:padding="0cm" fo:border="none"/>
      <style:text-properties fo:font-size="10pt" style:font-size-asian="10pt" style:font-size-complex="10pt"/>
    </style:style>
    <style:style style:name="P19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0pt" style:font-size-asian="10pt" style:font-size-complex="10pt"/>
    </style:style>
    <style:style style:name="P20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fo:font-size="10pt" style:font-size-asian="10pt" style:font-size-complex="10pt"/>
    </style:style>
    <text:list-style style:name="L1">
      <text:list-level-style-number text:level="1" text:style-name="Numbering_20_Symbols" loext:num-list-format="%1%)" style:num-suffix=")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20628498" text:style-name="L1">
        <text:list-item>
          <text:p text:style-name="P2">Экспорт товаров;</text:p>
        </text:list-item>
        <text:list-item>
          <text:p text:style-name="P2">Админка заказов (проставление статуса заказа и уведомление клиента);</text:p>
        </text:list-item>
      </text:list>
      <text:p text:style-name="P3"/>
      <text:h text:style-name="P1" text:outline-level="3"><text:bookmark text:name="вход"/>Вход</text:h>
      <text:p text:style-name="P5">Аргументы для отправки API запроса</text:p>
      <text:list text:style-name="L2">
        <text:list-item>
          <text:p text:style-name="P7">поля</text:p>
          <text:list>
            <text:list-item>
              <text:p text:style-name="P7">Email</text:p>
            </text:list-item>
            <text:list-item>
              <text:p text:style-name="P8">Пароль</text:p>
            </text:list-item>
          </text:list>
        </text:list-item>
      </text:list>
      <text:h text:style-name="P1" text:outline-level="3"><text:bookmark text:name="регистрация"/>Регистрация</text:h>
      <text:p text:style-name="P5">Аргументы для отправки API запроса</text:p>
      <text:list text:style-name="L3">
        <text:list-item>
          <text:p text:style-name="P9">поля</text:p>
          <text:list>
            <text:list-item>
              <text:p text:style-name="P9">Фамилия</text:p>
            </text:list-item>
            <text:list-item>
              <text:p text:style-name="P9">Имя</text:p>
            </text:list-item>
            <text:list-item>
              <text:p text:style-name="P9">Email</text:p>
            </text:list-item>
            <text:list-item>
              <text:p text:style-name="P10">Пароль</text:p>
            </text:list-item>
          </text:list>
        </text:list-item>
      </text:list>
      <text:h text:style-name="P1" text:outline-level="3"><text:bookmark text:name="запрос-списка-товаров-с-возможностью-фильтрации-и-поиска"/>Запрос списка товаров с возможностью фильтрации и поиска</text:h>
      <text:h text:style-name="P1" text:outline-level="3"><text:bookmark text:name="json-поля-товара"/>JSON поля товара</text:h>
      <text:list text:style-name="L4">
        <text:list-item>
          <text:p text:style-name="P11">наименование</text:p>
        </text:list-item>
        <text:list-item>
          <text:p text:style-name="P11">описание</text:p>
        </text:list-item>
        <text:list-item>
          <text:p text:style-name="P11">поставщик</text:p>
        </text:list-item>
        <text:list-item>
          <text:p text:style-name="P11">характеристики</text:p>
        </text:list-item>
        <text:list-item>
          <text:p text:style-name="P11">цена</text:p>
        </text:list-item>
        <text:list-item>
          <text:p text:style-name="P12">количество</text:p>
        </text:list-item>
      </text:list>
      <text:h text:style-name="P1" text:outline-level="3"><text:bookmark text:name="корзина-с-возможностью-добавления-и-удаления-товаров"/>Корзина с возможностью добавления и удаления товаров</text:h>
      <text:p text:style-name="P5">Список товаров с полями</text:p>
      <text:list text:style-name="L5">
        <text:list-item>
          <text:p text:style-name="P13">Наименование товара</text:p>
        </text:list-item>
        <text:list-item>
          <text:p text:style-name="P13">Магазин</text:p>
        </text:list-item>
        <text:list-item>
          <text:p text:style-name="P13">Цена</text:p>
        </text:list-item>
        <text:list-item>
          <text:p text:style-name="P13">Количество</text:p>
        </text:list-item>
        <text:list-item>
          <text:p text:style-name="P14">Сумма</text:p>
        </text:list-item>
      </text:list>
      <text:h text:style-name="P1" text:outline-level="3"><text:bookmark text:name="api-запрос-добавления-контакта"/>API запрос добавления контакта</text:h>
      <text:list text:style-name="L6">
        <text:list-item>
          <text:p text:style-name="P15">Аргументы для отправки</text:p>
          <text:list>
            <text:list-item>
              <text:p text:style-name="P15">Фамилия</text:p>
            </text:list-item>
            <text:list-item>
              <text:p text:style-name="P15">Имя</text:p>
            </text:list-item>
            <text:list-item>
              <text:p text:style-name="P15">Отчество</text:p>
            </text:list-item>
            <text:list-item>
              <text:p text:style-name="P15">Email</text:p>
            </text:list-item>
            <text:list-item>
              <text:p text:style-name="P15">Телефон</text:p>
            </text:list-item>
            <text:list-item>
              <text:p text:style-name="P15">Адрес</text:p>
              <text:list>
                <text:list-item>
                  <text:p text:style-name="P15">Город</text:p>
                </text:list-item>
                <text:list-item>
                  <text:p text:style-name="P15"><text:soft-page-break/>Улица</text:p>
                </text:list-item>
                <text:list-item>
                  <text:p text:style-name="P15">Дом</text:p>
                </text:list-item>
                <text:list-item>
                  <text:p text:style-name="P15">Корпус</text:p>
                </text:list-item>
                <text:list-item>
                  <text:p text:style-name="P15">Строение</text:p>
                </text:list-item>
                <text:list-item>
                  <text:p text:style-name="P16">Квартира</text:p>
                </text:list-item>
              </text:list>
            </text:list-item>
          </text:list>
        </text:list-item>
      </text:list>
      <text:h text:style-name="P1" text:outline-level="3"><text:bookmark text:name="api-запрос-на-подтверждение-заказа"/>API запрос на подтверждение заказа</text:h>
      <text:list text:style-name="L7">
        <text:list-item>
          <text:p text:style-name="P17">ID корзины</text:p>
        </text:list-item>
        <text:list-item>
          <text:p text:style-name="P18">ID контакта</text:p>
        </text:list-item>
      </text:list>
      <text:h text:style-name="P1" text:outline-level="3"><text:bookmark text:name="получение-статуса-и-истории-заказов"/>Получение статуса и истории заказов</text:h>
      <text:list text:style-name="L8">
        <text:list-item>
          <text:p text:style-name="P19">Номер</text:p>
        </text:list-item>
        <text:list-item>
          <text:p text:style-name="P19">Дата</text:p>
        </text:list-item>
        <text:list-item>
          <text:p text:style-name="P19">Сумма</text:p>
        </text:list-item>
        <text:list-item>
          <text:p text:style-name="P20">Статус</text:p>
        </text:list-item>
      </text:list>
      <text:p text:style-name="P6"/>
      <text:p text:style-name="P3"/>
      <text:list text:continue-list="list820628498" text:style-name="L1">
        <text:list-item>
          <text:p text:style-name="P2">Выделение медленных методов в отдельные асинхронные функции (email, импорт, экспорт).</text:p>
        </text:list-item>
      </text:list>
      <text:p text:style-name="P3"/>
      <text:p text:style-name="P4">Набор команд в постман</text:p>
      <text:p text:style-name="P3">https://documenter.getpostman.com/view/5037826/SVfJUrSc#b460544f-38e7-4870-8cab-941e71c4e62b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20:00:39.375213795</meta:creation-date>
    <dc:date>2024-02-06T21:32:24.178228691</dc:date>
    <meta:editing-duration>PT1H12M51S</meta:editing-duration>
    <meta:editing-cycles>3</meta:editing-cycles>
    <meta:generator>LibreOffice/7.6.4.1$Linux_X86_64 LibreOffice_project/60$Build-1</meta:generator>
    <meta:document-statistic meta:table-count="0" meta:image-count="0" meta:object-count="0" meta:page-count="2" meta:paragraph-count="54" meta:word-count="157" meta:character-count="931" meta:non-whitespace-character-count="869"/>
  </office:meta>
</office:document-meta>
</file>